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ade-in-the-water-slides-page1.png" manifest:media-type="image/png"/>
  <manifest:file-entry manifest:full-path="Pictures/wade-in-the-water-slides-page2.png" manifest:media-type="image/png"/>
  <manifest:file-entry manifest:full-path="Pictures/wade-in-the-water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de-in-the-wate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de-in-the-wate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de-in-the-wate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